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3BA0471645C9BF5ABF4.png" manifest:media-type="image/png"/>
  <manifest:file-entry manifest:full-path="Pictures/1000000000000780000003BA8448D01EECA62B0D.png" manifest:media-type="image/png"/>
  <manifest:file-entry manifest:full-path="Pictures/1000000000000780000003BA4B0371F03AAADD90.png" manifest:media-type="image/png"/>
  <manifest:file-entry manifest:full-path="Pictures/1000000000000780000003BA0B9D5F1A66015E56.png" manifest:media-type="image/png"/>
  <manifest:file-entry manifest:full-path="Pictures/1000000000000780000003BA3E9EA4309723B642.png" manifest:media-type="image/png"/>
  <manifest:file-entry manifest:full-path="Pictures/1000000000000780000003BA01B98F379ACB8160.png" manifest:media-type="image/png"/>
  <manifest:file-entry manifest:full-path="Pictures/1000000000000780000003BA527B302ADCFA85DB.png" manifest:media-type="image/png"/>
  <manifest:file-entry manifest:full-path="Pictures/1000000000000780000003BA4273C1651394B607.png" manifest:media-type="image/png"/>
  <manifest:file-entry manifest:full-path="Pictures/1000000000000780000003BA89CE1B274462B75A.png" manifest:media-type="image/png"/>
  <manifest:file-entry manifest:full-path="Pictures/1000000000000780000003BAB7EF4552B79B69CB.png" manifest:media-type="image/png"/>
  <manifest:file-entry manifest:full-path="Pictures/1000000000000780000003BA12C01804CFACC8AC.png" manifest:media-type="image/png"/>
  <manifest:file-entry manifest:full-path="Pictures/1000000000000780000003BA3E87EB9B5E316AB8.png" manifest:media-type="image/png"/>
  <manifest:file-entry manifest:full-path="Pictures/1000000000000780000003BA7BE3897156D87947.png" manifest:media-type="image/png"/>
  <manifest:file-entry manifest:full-path="Pictures/1000000000000780000003BAC9DF8BA39A88186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2e760" officeooo:paragraph-rsid="0012e76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771cm, 31.007cm, 9.63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787cm, 33.524cm, 15.076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2.69cm, 31.808cm, 15.335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2.69cm, 30.932cm, 12.71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2.782cm, 31.879cm, 9.737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706cm, 30.411cm, 14.256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2.706cm, 30.006cm, 7.107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2.633cm, 17.508cm, 0.912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2.618cm, 31.859cm, 14.051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2.658cm, 29.898cm, 14.021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2.701cm, 36.662cm, 10.328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2.76cm, 25.095cm, 7.571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2.674cm, 31.589cm, 14.261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2.766cm, 32.974cm, 14.628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Guía 1</text:p>
      <text:p text:style-name="Subtitle">Programación I</text:p>
      <text:p text:style-name="P1"/>
      <text:p text:style-name="P1">1.</text:p>
      <text:p text:style-name="P1"><draw:frame draw:style-name="fr1" draw:name="Imagen1" text:anchor-type="paragraph" svg:x="-0.231cm" svg:y="0.212cm" svg:width="18.784cm" svg:height="12.176cm" draw:z-index="0"><draw:image xlink:href="Pictures/1000000000000780000003BA527B302ADCFA85D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2.</text:p>
      <text:p text:style-name="P1"><draw:frame draw:style-name="fr2" draw:name="Imagen2" text:anchor-type="paragraph" svg:x="0.866cm" svg:y="-0.22cm" svg:width="14.423cm" svg:height="6.158cm" draw:z-index="12"><draw:image xlink:href="Pictures/1000000000000780000003BA3E9EA4309723B642.png" xlink:type="simple" xlink:show="embed" xlink:actuate="onLoad"/></draw:frame>3.</text:p>
      <text:p text:style-name="P1"><draw:frame draw:style-name="fr3" draw:name="Imagen3" text:anchor-type="paragraph" svg:width="16.358cm" svg:height="6.212cm" draw:z-index="1"><draw:image xlink:href="Pictures/1000000000000780000003BA01B98F379ACB8160.png" xlink:type="simple" xlink:show="embed" xlink:actuate="onLoad"/></draw:frame>4.</text:p>
      <text:p text:style-name="P1"><draw:frame draw:style-name="fr4" draw:name="Imagen4" text:anchor-type="paragraph" svg:width="17.378cm" svg:height="8.602cm" draw:z-index="2"><draw:image xlink:href="Pictures/1000000000000780000003BA0B9D5F1A66015E56.png" xlink:type="simple" xlink:show="embed" xlink:actuate="onLoad"/></draw:frame><text:soft-page-break/>5.</text:p>
      <text:p text:style-name="P1"><draw:frame draw:style-name="fr5" draw:name="Imagen5" text:anchor-type="paragraph" svg:width="15.157cm" svg:height="10.19cm" draw:z-index="13"><draw:image xlink:href="Pictures/1000000000000780000003BAB7EF4552B79B69CB.png" xlink:type="simple" xlink:show="embed" xlink:actuate="onLoad"/></draw:frame>6.</text:p>
      <text:p text:style-name="P1"><draw:frame draw:style-name="fr6" draw:name="Imagen6" text:anchor-type="paragraph" svg:x="1.122cm" svg:y="-0.095cm" svg:width="16.789cm" svg:height="6.816cm" draw:z-index="3"><draw:image xlink:href="Pictures/1000000000000780000003BA12C01804CFACC8AC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text:soft-page-break/>7.</text:p>
      <text:p text:style-name="P1"><draw:frame draw:style-name="fr7" draw:name="Imagen7" text:anchor-type="paragraph" svg:width="14.131cm" svg:height="10.483cm" draw:z-index="4"><draw:image xlink:href="Pictures/1000000000000780000003BA4273C1651394B607.png" xlink:type="simple" xlink:show="embed" xlink:actuate="onLoad"/></draw:frame>8.</text:p>
      <text:p text:style-name="P1"><draw:frame draw:style-name="fr8" draw:name="Imagen8" text:anchor-type="paragraph" svg:width="16.198cm" svg:height="10.553cm" draw:z-index="5"><draw:image xlink:href="Pictures/1000000000000780000003BA89CE1B274462B75A.png" xlink:type="simple" xlink:show="embed" xlink:actuate="onLoad"/></draw:frame></text:p>
      <text:p text:style-name="P1"><text:soft-page-break/>9.</text:p>
      <text:p text:style-name="P1"><draw:frame draw:style-name="fr9" draw:name="Imagen9" text:anchor-type="paragraph" svg:width="14.75cm" svg:height="6.671cm" draw:z-index="6"><draw:image xlink:href="Pictures/1000000000000780000003BA7BE3897156D87947.png" xlink:type="simple" xlink:show="embed" xlink:actuate="onLoad"/></draw:frame>10.</text:p>
      <text:p text:style-name="P1"><draw:frame draw:style-name="fr10" draw:name="Imagen10" text:anchor-type="paragraph" svg:width="16.886cm" svg:height="6.913cm" draw:z-index="7"><draw:image xlink:href="Pictures/1000000000000780000003BAC9DF8BA39A88186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1.</text:p>
      <text:p text:style-name="P1"><draw:frame draw:style-name="fr11" draw:name="Imagen11" text:anchor-type="paragraph" svg:width="11.259cm" svg:height="9.724cm" draw:z-index="8"><draw:image xlink:href="Pictures/1000000000000780000003BA4B0371F03AAADD90.png" xlink:type="simple" xlink:show="embed" xlink:actuate="onLoad"/></draw:frame>12.</text:p>
      <text:p text:style-name="P1"><draw:frame draw:style-name="fr12" draw:name="Imagen12" text:anchor-type="paragraph" svg:width="16.843cm" svg:height="9.765cm" draw:z-index="9"><draw:image xlink:href="Pictures/1000000000000780000003BA3E87EB9B5E316AB8.png" xlink:type="simple" xlink:show="embed" xlink:actuate="onLoad"/></draw:frame></text:p>
      <text:p text:style-name="P1"/>
      <text:p text:style-name="P1"/>
      <text:p text:style-name="P1"><text:soft-page-break/>13.</text:p>
      <text:p text:style-name="P1"><draw:frame draw:style-name="fr13" draw:name="Imagen13" text:anchor-type="paragraph" svg:width="14.831cm" svg:height="6.408cm" draw:z-index="10"><draw:image xlink:href="Pictures/1000000000000780000003BA8448D01EECA62B0D.png" xlink:type="simple" xlink:show="embed" xlink:actuate="onLoad"/></draw:frame>14.</text:p>
      <text:p text:style-name="P1"><draw:frame draw:style-name="fr14" draw:name="Imagen14" text:anchor-type="paragraph" svg:width="15.572cm" svg:height="6.853cm" draw:z-index="11"><draw:image xlink:href="Pictures/1000000000000780000003BA0471645C9BF5ABF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3T19:12:48.703261581</meta:creation-date>
    <dc:date>2018-03-23T19:31:56.872432403</dc:date>
    <meta:editing-duration>PT8M48S</meta:editing-duration>
    <meta:editing-cycles>1</meta:editing-cycles>
    <meta:document-statistic meta:table-count="0" meta:image-count="14" meta:object-count="0" meta:page-count="7" meta:paragraph-count="16" meta:word-count="18" meta:character-count="53" meta:non-whitespace-character-count="51"/>
    <meta:generator>LibreOffice/5.1.6.2$Linux_X86_64 LibreOffice_project/10m0$Build-2</meta:generator>
  </office:meta>
</office:document-meta>
</file>